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206540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06540" officeooo:paragraph-rsid="00206540" style:text-blinking="false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type="double" style:text-underline-width="auto" style:text-underline-color="font-color" fo:font-weight="normal" officeooo:paragraph-rsid="00206540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type="double" style:text-underline-width="auto" style:text-underline-color="font-color" fo:font-weight="normal" officeooo:rsid="00206540" officeooo:paragraph-rsid="00206540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.021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002a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.021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ce181e" style:text-line-through-style="none" style:text-line-through-type="none" style:font-name="Arial" fo:font-size="12pt" fo:font-style="normal" style:text-underline-style="none" fo:font-weight="normal" officeooo:rsid="001e1011" officeooo:paragraph-rsid="001c002a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1011" officeooo:paragraph-rsid="001e1011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d4723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22c009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2c009" officeooo:paragraph-rsid="0022c009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64dcd" officeooo:paragraph-rsid="00264dcd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f3e8" officeooo:paragraph-rsid="001ef3e8" style:text-blinking="false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f3e8" officeooo:paragraph-rsid="001ef3e8" style:text-blinking="false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d4723" style:text-blinking="false"/>
    </style:style>
    <style:style style:name="P1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2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dbb52" officeooo:paragraph-rsid="001dbb52" style:text-blinking="false"/>
    </style:style>
    <style:style style:name="P2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06540" officeooo:paragraph-rsid="00206540" style:text-blinking="false"/>
    </style:style>
    <style:style style:name="P2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ce181e" style:text-line-through-style="none" style:text-line-through-type="none" style:font-name="Arial" fo:font-size="12pt" fo:font-style="normal" style:text-underline-style="none" fo:font-weight="normal" officeooo:rsid="001ef3e8" officeooo:paragraph-rsid="001ef3e8" style:text-blinking="false" fo:background-color="transparent"/>
    </style:style>
    <style:style style:name="P2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ce181e" style:text-line-through-style="none" style:text-line-through-type="none" style:font-name="Arial" fo:font-size="12pt" fo:font-style="normal" style:text-underline-style="none" fo:font-weight="normal" officeooo:rsid="001dbb52" officeooo:paragraph-rsid="001d4723" style:text-blinking="false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ce181e" style:font-name="Arial" fo:font-size="12pt" fo:font-style="normal" fo:font-weight="normal" officeooo:paragraph-rsid="0024f724"/>
    </style:style>
    <style:style style:name="P25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209d02" style:text-blinking="false" fo:background-color="transparent"/>
    </style:style>
    <style:style style:name="P26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00%" fo:text-align="justify" style:justify-single-word="false" fo:background-color="transparent" style:writing-mode="lr-tb"/>
      <style:text-properties officeooo:paragraph-rsid="00269b6b"/>
    </style:style>
    <style:style style:name="P27" style:family="paragraph">
      <style:paragraph-properties fo:text-align="center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4723" fo:background-color="transparent" loext:char-shading-value="0"/>
    </style:style>
    <style:style style:name="T3" style:family="text">
      <style:text-properties officeooo:rsid="00209d02" fo:background-color="transparent" loext:char-shading-value="0"/>
    </style:style>
    <style:style style:name="T4" style:family="text">
      <style:text-properties fo:font-style="italic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50a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09d0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ce181e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ce181e" style:text-line-through-style="none" style:text-line-through-type="none" style:font-name="Arial" fo:font-size="12pt" fo:font-style="normal" style:text-underline-style="none" fo:font-weight="normal" officeooo:rsid="001ef3e8" style:text-blinking="false" fo:background-color="transparent" loext:char-shading-value="0"/>
    </style:style>
    <style:style style:name="T12" style:family="text">
      <style:text-properties fo:font-variant="normal" fo:text-transform="none" fo:color="#ce181e" style:text-line-through-style="none" style:text-line-through-type="none" style:font-name="Arial" fo:font-size="12pt" fo:font-style="normal" style:text-underline-style="none" fo:font-weight="normal" officeooo:rsid="00209d02" style:text-blinking="false" fo:background-color="transparent" loext:char-shading-value="0"/>
    </style:style>
    <style:style style:name="T13" style:family="text">
      <style:text-properties fo:font-variant="normal" fo:text-transform="none" fo:color="#ce181e" style:text-line-through-style="none" style:text-line-through-type="none" style:font-name="Arial" fo:font-size="12pt" fo:font-style="normal" style:text-underline-style="none" fo:font-weight="normal" officeooo:rsid="001e50a9" style:text-blinking="false" fo:background-color="transparent" loext:char-shading-value="0"/>
    </style:style>
    <style:style style:name="T14" style:family="text">
      <style:text-properties officeooo:rsid="001c002a"/>
    </style:style>
    <style:style style:name="T15" style:family="text">
      <style:text-properties fo:color="#ce181e"/>
    </style:style>
    <style:style style:name="T16" style:family="text">
      <style:text-properties fo:color="#ce181e" fo:background-color="transparent" loext:char-shading-value="0"/>
    </style:style>
    <style:style style:name="T17" style:family="text">
      <style:text-properties fo:color="#ce181e" officeooo:rsid="001dbb52" fo:background-color="transparent" loext:char-shading-value="0"/>
    </style:style>
    <style:style style:name="T18" style:family="text">
      <style:text-properties fo:color="#ce181e" officeooo:rsid="001de0f0" fo:background-color="transparent" loext:char-shading-value="0"/>
    </style:style>
    <style:style style:name="T19" style:family="text">
      <style:text-properties fo:color="#ce181e" officeooo:rsid="00209d02" fo:background-color="transparent" loext:char-shading-value="0"/>
    </style:style>
    <style:style style:name="T20" style:family="text">
      <style:text-properties fo:color="#ce181e" officeooo:rsid="001c002a"/>
    </style:style>
    <style:style style:name="T21" style:family="text">
      <style:text-properties fo:color="#ce181e" officeooo:rsid="001e1011"/>
    </style:style>
    <style:style style:name="T22" style:family="text">
      <style:text-properties fo:color="#ce181e" officeooo:rsid="001ef3e8"/>
    </style:style>
    <style:style style:name="T23" style:family="text">
      <style:text-properties fo:color="#ce181e" style:text-position="super 58%"/>
    </style:style>
    <style:style style:name="T24" style:family="text">
      <style:text-properties fo:color="#ce181e" style:text-position="super 58%" officeooo:rsid="002472c4" style:font-weight-asian="normal" style:font-weight-complex="normal"/>
    </style:style>
    <style:style style:name="T25" style:family="text">
      <style:text-properties fo:color="#ce181e" style:text-position="super 58%" officeooo:rsid="0024f724" style:font-weight-asian="normal" style:font-weight-complex="normal"/>
    </style:style>
    <style:style style:name="T26" style:family="text">
      <style:text-properties fo:color="#ce181e" style:text-position="0% 100%"/>
    </style:style>
    <style:style style:name="T27" style:family="text">
      <style:text-properties fo:color="#ce181e" style:text-position="0% 100%" officeooo:rsid="002472c4" style:font-weight-asian="normal" style:font-weight-complex="normal"/>
    </style:style>
    <style:style style:name="T28" style:family="text">
      <style:text-properties fo:color="#ce181e" style:text-position="0% 100%" officeooo:rsid="0024f724" style:font-weight-asian="normal" style:font-weight-complex="normal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261964"/>
    </style:style>
    <style:style style:name="T31" style:family="text">
      <style:text-properties style:text-position="0% 100%"/>
    </style:style>
    <style:style style:name="T32" style:family="text">
      <style:text-properties style:text-position="0% 100%" officeooo:rsid="00261964"/>
    </style:style>
    <style:style style:name="T33" style:family="text">
      <style:text-properties style:text-position="0% 100%" style:font-name="Lato" fo:letter-spacing="normal" officeooo:rsid="00261964"/>
    </style:style>
    <style:style style:name="T34" style:family="text">
      <style:text-properties officeooo:rsid="00261964"/>
    </style:style>
    <style:style style:name="T35" style:family="text">
      <style:text-properties fo:color="#282828" style:text-position="0% 100%" style:font-name="Lato" fo:letter-spacing="normal" officeooo:rsid="00261964"/>
    </style:style>
    <style:style style:name="T36" style:family="text">
      <style:text-properties fo:color="#282828" style:text-line-through-style="none" style:text-line-through-type="none" style:text-position="0% 100%" style:font-name="Lato" fo:letter-spacing="normal" style:text-underline-style="none" officeooo:rsid="00261964" style:text-blinking="false" fo:background-color="transparent" loext:char-shading-value="0"/>
    </style:style>
    <style:style style:name="T37" style:family="text">
      <style:text-properties style:text-line-through-style="none" style:text-line-through-type="none" style:text-underline-style="none" officeooo:rsid="0024f724" style:text-blinking="false" fo:background-color="transparent" loext:char-shading-value="0"/>
    </style:style>
    <style:style style:name="T38" style:family="text">
      <style:text-properties style:text-line-through-style="none" style:text-line-through-type="none" style:text-underline-style="none" officeooo:rsid="00261964" style:text-blinking="false" fo:background-color="transparent" loext:char-shading-value="0"/>
    </style:style>
    <style:style style:name="T39" style:family="text">
      <style:text-properties style:text-line-through-style="none" style:text-line-through-type="none" style:text-underline-style="none" officeooo:rsid="00264dcd" style:text-blinking="false" fo:background-color="transparent" loext:char-shading-value="0"/>
    </style:style>
    <style:style style:name="T40" style:family="text">
      <style:text-properties style:text-line-through-style="none" style:text-line-through-type="none" style:text-position="super 58%" style:text-underline-style="none" officeooo:rsid="00261964" style:text-blinking="false" fo:background-color="transparent" loext:char-shading-value="0"/>
    </style:style>
    <style:style style:name="T41" style:family="text">
      <style:text-properties style:text-line-through-style="none" style:text-line-through-type="none" style:text-position="0% 100%" style:text-underline-style="none" officeooo:rsid="00261964" style:text-blinking="false" fo:background-color="transparent" loext:char-shading-value="0"/>
    </style:style>
    <style:style style:name="T42" style:family="text">
      <style:text-properties style:text-line-through-style="none" style:text-line-through-type="none" style:text-position="0% 100%" style:font-name="Lato" fo:letter-spacing="normal" style:text-underline-style="none" officeooo:rsid="00261964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633cm" fo:min-width="1.00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e771596-7fff-74aa-c052-99266192d5be"/>Lista de Exercícios 1</text:p>
      <text:list xml:id="list1703875735" text:style-name="L1">
        <text:list-item>
          <text:p text:style-name="P6">Por que precisamos de sistemas operacionais (S.O.)?</text:p>
          <text:p text:style-name="P6"><text:span text:style-name="T14">R: </text:span><text:span text:style-name="T20">Para </text:span><text:span text:style-name="T21">Administrar os recursos e abstração do hardware </text:span></text:p>
          <text:p text:style-name="P7"/>
        </text:list-item>
        <text:list-item>
          <text:p text:style-name="P8">Nos primeiros computadores, todo byte lido ou escrito era diretamente tratado pela CPU (isto é, não havia DMA). Quais as implicações dessa organização para a multiprogramação?</text:p>
          <text:p text:style-name="P9">R: <text:span text:style-name="T22">Ocuparia tempo de CPU até a operação de entrada e saída terminar, e não ocorreria o time-sharing</text:span></text:p>
          <text:p text:style-name="P9"/>
        </text:list-item>
        <text:list-item>
          <text:p text:style-name="P15"><text:span text:style-name="T1">O que é </text:span><text:span text:style-name="T4">time-sharing</text:span><text:span text:style-name="T1">?</text:span></text:p>
          <text:p text:style-name="P16"><text:span text:style-name="T1">R: </text:span><text:span text:style-name="T16">é o tempo de cpu compartilhado, onde todos processos tem apenas uma fatia de tempo de CPU, que é definida pelo escalonador .</text:span></text:p>
          <text:p text:style-name="P22"/>
        </text:list-item>
        <text:list-item>
          <text:p text:style-name="P10">Uma razão para a demora da adoção de interfaces gráficas GUI era o custo do hardware necessário para suportá-las. De quanta RAM de vídeo se precisa para suportar uma tela de texto monocromática com 25 linhas x 80 colunas de caracteres? </text:p>
          <text:p text:style-name="P18"><text:span text:style-name="T2">R: </text:span><text:span text:style-name="T17">25x80 = 2000/1024 = 1,95kb <text:s/>=&gt; U$ 9,75</text:span></text:p>
          <text:p text:style-name="P23"/>
          <text:p text:style-name="P10">Quanto é necessário para suportar um mapa de bits com 1024 x 768 pixels de 24 bits? Qual é o custo dessa RAM em preços de 1980? (US$ 5,00/KB)? Quanto custa hoje?</text:p>
          <text:p text:style-name="P20"><text:span text:style-name="T1">R: </text:span><text:span text:style-name="T16">1024x768x3 = 2.359.296 = 2304kB = 2,25MB =&gt; U$ 11.520 em 1980 hoje é </text:span><text:span text:style-name="T18">U$0,01152</text:span></text:p>
          <text:p text:style-name="P20"/>
        </text:list-item>
        <text:list-item>
          <text:p text:style-name="P11">Cite e explique as várias estruturas de sistemas operacionais estudadas em sala de aula. Há motivos hoje em dia para usar uma estrutura monolítica de sistema operacional? Por quê?</text:p>
          <text:p text:style-name="P17"><text:span text:style-name="T1">R: </text:span><text:span text:style-name="T16">Depende, para qual finalidade seria ultilizado, como por exemplo um computador que faz apenas uma operação ele seria a mais adequada.</text:span></text:p>
          <text:p text:style-name="P17"/>
        </text:list-item>
        <text:list-item>
          <text:p text:style-name="P19"><text:span text:style-name="T1">Explique quais as diferenças entre paralelismo usando múltiplos processos e usando </text:span><text:span text:style-name="T4">threads</text:span><text:span text:style-name="T1">.</text:span></text:p>
          <text:p text:style-name="P21"><text:span text:style-name="T1">R:</text:span><text:span text:style-name="T16">O paralelismo em threads são mais rapidos, pois eles compartilha o mesmo espaçamento de memoria assim sendo mais rapida a troca de contexto.</text:span></text:p>
        </text:list-item>
      </text:list>
      <text:p text:style-name="P3"/>
      <text:p text:style-name="P3"/>
      <text:p text:style-name="P3"/>
      <text:p text:style-name="P3"/>
      <text:list xml:id="list214426500318329" text:continue-numbering="true" text:style-name="L1">
        <text:list-item>
          <text:p text:style-name="P11"><text:soft-page-break/>Explique os estados possíveis de processos e as transições entre esses estados. Faça uma figura que ajude na explicação.</text:p>
        </text:list-item>
      </text:list>
      <text:p text:style-name="P5"><draw:custom-shape text:anchor-type="paragraph" draw:z-index="0" draw:name="Forma1" draw:style-name="gr1" draw:text-style-name="P27" svg:width="1.082cm" svg:height="0.683cm" svg:x="9.271cm" svg:y="0.171cm"><text:p text:style-name="P27">E</text:p><draw:enhanced-geometry svg:viewBox="0 0 21600 21600" draw:text-areas="800 800 20800 20800" draw:type="round-rectangular-callout" draw:modifiers="5769.38110749186 19985.567010309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E = execução; B = Bloqueado; P = pronto</text:p>
      <text:p text:style-name="P4"><draw:line text:anchor-type="paragraph" draw:z-index="3" draw:name="Forma2" draw:style-name="gr2" draw:text-style-name="P27" svg:x1="10.352cm" svg:y1="0.183cm" svg:x2="11.102cm" svg:y2="1.485cm"><text:p/></draw:line><draw:line text:anchor-type="paragraph" draw:z-index="5" draw:name="Forma4" draw:style-name="gr2" draw:text-style-name="P27" svg:x1="8.477cm" svg:y1="1.778cm" svg:x2="9.271cm" svg:y2="0.141cm"><text:p/></draw:line><draw:line text:anchor-type="paragraph" draw:z-index="6" draw:name="Forma5" draw:style-name="gr2" draw:text-style-name="P27" svg:x1="10.352cm" svg:y1="-0.058cm" svg:x2="11.608cm" svg:y2="1.533cm"><text:p/></draw:line><draw:path text:anchor-type="paragraph" draw:z-index="8" draw:name="Forma7" draw:style-name="gr2" draw:text-style-name="P27" svg:width="0.24cm" svg:height="0.334cm" draw:transform="rotate (1.68511539280053) translate (10.2325944508045cm 0.338870585242881cm)" svg:viewBox="0 0 241 335" svg:d="M0 64c313-209 266 154 164 260l-14 11"><text:p/></draw:path></text:p>
      <text:p text:style-name="P2"><draw:path text:anchor-type="paragraph" draw:z-index="7" draw:name="Forma6" draw:style-name="gr2" draw:text-style-name="P27" svg:width="0.372cm" svg:height="0.459cm" draw:transform="rotate (-0.616275758879199) translate (11.607442288968cm 0.388730485124563cm)" svg:viewBox="0 0 373 460" svg:d="M0 460c97-15 564 48 285-159l-104-147-80-135-14-19"><text:p/></draw:path></text:p>
      <text:p text:style-name="P2"><draw:custom-shape text:anchor-type="paragraph" draw:z-index="2" draw:name="Forma1" draw:style-name="gr1" draw:text-style-name="P27" svg:width="1.082cm" svg:height="0.683cm" svg:x="8.013cm" svg:y="0.254cm"><text:p text:style-name="P27">B</text:p><draw:enhanced-geometry svg:viewBox="0 0 21600 21600" draw:text-areas="800 800 20800 20800" draw:type="round-rectangular-callout" draw:modifiers="5769.38110749186 19985.567010309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" draw:name="Forma1" draw:style-name="gr1" draw:text-style-name="P27" svg:width="1.082cm" svg:height="0.683cm" svg:x="10.814cm" svg:y="0.192cm"><text:p text:style-name="P27">P</text:p><draw:enhanced-geometry svg:viewBox="0 0 21600 21600" draw:text-areas="800 800 20800 20800" draw:type="round-rectangular-callout" draw:modifiers="5769.38110749186 19985.567010309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path text:anchor-type="paragraph" draw:z-index="9" draw:name="Forma8" draw:style-name="gr2" draw:text-style-name="P27" svg:width="0.553cm" svg:height="0.378cm" svg:x="8.407cm" svg:y="-0.064cm" svg:viewBox="0 0 554 379" svg:d="M0 11c76 107 25 416 145 361 175-80 254-266 409-361v-11"><text:p/></draw:path></text:p>
      <text:p text:style-name="P2"><draw:line text:anchor-type="paragraph" draw:z-index="4" draw:name="Forma3" draw:style-name="gr2" draw:text-style-name="P27" svg:x1="10.815cm" svg:y1="0.136cm" svg:x2="9.206cm" svg:y2="0.159cm"><text:p/></draw:line><draw:path text:anchor-type="paragraph" draw:z-index="10" draw:name="Forma9" draw:style-name="gr2" draw:text-style-name="P27" svg:width="0.255cm" svg:height="0.364cm" draw:transform="rotate (-0.463733982254894) translate (10.5925394261412cm -0.0783804327236899cm)" svg:viewBox="0 0 256 365" svg:d="M0 21c144-90 386 136 171 263l-27 81"><text:p/></draw:path></text:p>
      <text:p text:style-name="P2"/>
      <text:list xml:id="list214426656703999" text:continue-numbering="true" text:style-name="L1">
        <text:list-item>
          <text:p text:style-name="P11">Conversão de unidades:</text:p>
          <text:list>
            <text:list-item>
              <text:p text:style-name="P11">Um ano tem 365 dias. Quanto dura um miliano em horas?</text:p>
              <text:p text:style-name="P13">R: <text:span text:style-name="T15">1d = 24h, 365x24 = 8.760h x 1000 = 8.760.000h</text:span></text:p>
            </text:list-item>
            <text:list-item>
              <text:p text:style-name="P12">Micrômetros são (comumente) chamados de mícrons. Qual o tamanho de um gigamícron em metros?</text:p>
              <text:p text:style-name="P13">R: <text:span text:style-name="T15">1 micrometro = 10</text:span><text:span text:style-name="T23">-6 <text:s text:c="2"/></text:span><text:span text:style-name="T27">1 gigamicron = 10</text:span><text:span text:style-name="T25">9</text:span><text:span text:style-name="T24"> <text:s/></text:span><text:span text:style-name="T28">= </text:span><text:span text:style-name="T27">1000</text:span><text:span text:style-name="T28">m</text:span></text:p>
            </text:list-item>
            <text:list-item>
              <text:p text:style-name="P12">Quantos bytes há em 1TB de memória?</text:p>
              <text:p text:style-name="P24"><text:span text:style-name="T39">R: </text:span><text:span text:style-name="T37">1</text:span><text:span text:style-name="T38">kb = 1024 = 2</text:span><text:span text:style-name="T40">10 <text:s/></text:span><text:span text:style-name="T41">1TB = 1024</text:span><text:span text:style-name="T40">4</text:span><text:span text:style-name="T41">B = </text:span><text:span text:style-name="T33">1.099.511.627.776</text:span><text:span text:style-name="T42">B </text:span></text:p>
            </text:list-item>
            <text:list-item>
              <text:p text:style-name="P11">A massa da Terra é de mil yottagramas. Qual é esse peso em quilogramas</text:p>
              <text:p text:style-name="P14">R:<text:span text:style-name="T15"> 1yg = 10</text:span><text:span text:style-name="T23">24</text:span><text:span text:style-name="T26">; 1000yg =</text:span> <text:span text:style-name="T15">1e+24kg</text:span></text:p>
            </text:list-item>
          </text:list>
        </text:list-item>
        <text:list-item>
          <text:p text:style-name="P25">Por que é necessária uma tabela de processos em sistemas de tempo compartilhado? Essa tabela é essencial também em sistemas nos quais existe apenas um processo que detém o comando de toda a máquina até que ele termine?</text:p>
          <text:p text:style-name="P26"><text:span text:style-name="T7">R:</text:span><text:span text:style-name="T12"> Por causa da troca de contexto, ou seja no chaveamento de um processo para outro, em um sistema com apenas um processo seria desnecessário essa tabela, pois não há chaveamento.</text:span></text:p>
        </text:list-item>
        <text:list-item>
          <text:p text:style-name="P26"><text:span text:style-name="T5">Compare a leitura de um arquivo usando um servidor de arquivos </text:span><text:span text:style-name="T8">monothread </text:span><text:span text:style-name="T5">e outro </text:span><text:span text:style-name="T8">multithread.</text:span><text:span text:style-name="T9"> </text:span><text:span text:style-name="T5">São necessários 15ms para obter uma requisição de trabalho, despachá-la e fazer o restante do processamento presumindo que os dados essenciais estejam na cache de blocos. Se for necessária uma requisição ao disco (como ocorre em 1/3 do tempo), será preciso um tempo adicional de 75ms, durante o qual o </text:span><text:span text:style-name="T8">thread</text:span><text:span text:style-name="T9"> </text:span><text:span text:style-name="T5">dorme. Quantas requisições por segundo o servidor poderá tratar se for </text:span><text:span text:style-name="T8">monothread</text:span><text:span text:style-name="T5">? E se for </text:span><text:span text:style-name="T8">multithread</text:span><text:span text:style-name="T5">?</text:span></text:p>
          <text:p text:style-name="P26"><text:span text:style-name="T6">R: </text:span><text:span text:style-name="T13">Tratar </text:span><text:span text:style-name="T11">≃ </text:span><text:span text:style-name="T12">22</text:span><text:span text:style-name="T13"> requisições por segundo em monothread, e </text:span><text:span text:style-name="T12">≃ 66 em multithrea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54:38.513272665</meta:creation-date>
    <dc:date>2020-02-17T21:44:25.715027797</dc:date>
    <meta:editing-duration>PT10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572" meta:character-count="3243" meta:non-whitespace-character-count="2707"/>
  </office:meta>
</office:document-meta>
</file>